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Standard">
      <style:text-properties officeooo:paragraph-rsid="00c78c17"/>
    </style:style>
    <style:style style:name="P3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text-properties style:font-name-asian="SimSun" style:font-size-asian="11pt" style:font-name-complex="Tahoma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color="#ff0000" style:font-name="Ubuntu Light" fo:font-size="10pt" fo:font-weight="bold" officeooo:rsid="00793f3e" officeooo:paragraph-rsid="00d764cf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color="#ff3333" officeooo:rsid="007b372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officeooo:rsid="009d4e02"/>
    </style:style>
    <style:style style:name="T15" style:family="text">
      <style:text-properties officeooo:rsid="00c73c2e"/>
    </style:style>
    <style:style style:name="T16" style:family="text">
      <style:text-properties officeooo:rsid="00c7e2a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Ubuntu Light2" fo:font-weight="bold" style:font-weight-asian="bold" style:font-weight-complex="bold"/>
    </style:style>
    <style:style style:name="T19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4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2">N°</text:p>
          </table:table-cell>
          <table:table-cell table:style-name="Tabella1.A2" table:number-columns-spanned="2" office:value-type="string">
            <text:p text:style-name="P23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5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2">DESCRIZIONE DELLA NON CONFO<text:span text:style-name="T14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5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14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3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35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16"><text:span text:style-name="T16">AZIONE </text:span><text:span text:style-name="T16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11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31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33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12"><text:span text:style-name="T18">Dat</text:span><text:span text:style-name="T19">a</text:span><text:span text:style-name="T17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13"><text:placeholder text:placeholder-type="text">&lt;o.judgement or ""&gt;</text:placeholder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3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36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 style:master-page-name="">
      <style:table-properties style:width="8.906cm" style:page-number="auto" table:align="margins"/>
    </style:style>
    <style:style style:name="Tabella2.A" style:family="table-column">
      <style:table-column-properties style:column-width="8.906cm" style:rel-column-width="65534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ff0000" style:font-name="Ubuntu Light" fo:font-size="10pt" fo:font-weight="bold" officeooo:rsid="00793f3e" officeooo:paragraph-rsid="00d764cf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0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12" style:family="text">
      <style:text-properties fo:color="#ff3333" officeooo:rsid="007b37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1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/>
          <table:table-row>
            <table:table-cell office:value-type="string">
              <text:p text:style-name="MP7"><text:span text:style-name="MT12"><text:placeholder text:placeholder-type="text">&lt;'Ufficio Qualità' if o.mode == 'supplier' else ''&gt;</text:placeholder></text:span></text:p>
            </table:table-cell>
          </table:table-row>
        </table:table>
        <text:p text:style-name="MP8"/>
        <text:p text:style-name="MP9"><draw:frame draw:style-name="Mfr3" draw:name="image: asimage(o.reference_user_id.signature_image)" text:anchor-type="as-char" svg:height="0.499cm" draw:z-index="2"><draw:text-box fo:min-width="0.61cm"><text:p text:style-name="MP10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2T16:40:46.652756972</dc:date>
    <meta:editing-duration>P1DT22H10M8S</meta:editing-duration>
    <meta:editing-cycles>571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29" meta:word-count="105" meta:character-count="823" meta:non-whitespace-character-count="719"/>
    <meta:user-defined meta:name="Info 1"/>
    <meta:user-defined meta:name="Info 2"/>
    <meta:user-defined meta:name="Info 3"/>
    <meta:user-defined meta:name="Info 4"/>
  </office:meta>
</office:document-meta>
</file>